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master-page-name="">
      <style:paragraph-properties style:page-number="auto" fo:break-before="auto" fo:break-after="auto"/>
    </style:style>
    <style:style style:name="P2" style:family="paragraph" style:parent-style-name="UBUcuerpoTrabajo" style:list-style-name="L1"/>
    <style:style style:name="P3" style:family="paragraph" style:parent-style-name="UBUcuerpoTrabajo"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5cm" fo:text-indent="-0.635cm" fo:margin-left="6.9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9cm" fo:text-indent="-0.635cm" fo:margin-left="7.5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onceptos teóricos</text:h>
      <text:p text:style-name="UBUcuerpoTrabajo">{En aquellos proyectos que necesiten para su comprensión y desarrollo de unos conceptos teóricos de una determinada materia o de un determinado dominio de conocimiento, debe existir un apartado que sintetice dichos conceptos.}</text:p>
      <text:p text:style-name="UBUcuerpoTrabajo"/>
      <text:p text:style-name="UBUcuerpoTrabajo">Para la correcta realización de este proyecto debemos utilizar diversos conceptos teóricos de varios campos diversos como pueden ser los patrones de diseño, las metodologías ágiles etc.</text:p>
      <text:h text:style-name="Heading_20_2" text:outline-level="2">Patrones de diseño</text:h>
      <text:p text:style-name="UBUcuerpoTrabajo">Lo primero que debemos de hacer antes de trabajar con los patrones de diseño es entender que es un patrón de diseño para poder utilizarlos de forma adecuada, lo primero es entender las definiciones que existen sobre los patrones de diseño una de ellas es “Los patrones de diseño son soluciones para problemas típicos y recurrentes que nos podemos encontrar a la hora de desarrollar una aplicación” otra definición es “Un patrón es una solución general, fruto de la experiencia, a un problema general que puede adaptarse a un problema concreto”. Estas definiciones nos dicen que existen patrones ya definidos para problemas de carácter general que ya han sido mas que probados para solucionar problemas concretos por otros programadores, por lo que si entendemos que problema general se adapta a nuestro problema concreto podemos utilizar el patrón que soluciona ese problema general.</text:p>
      <text:p text:style-name="UBUcuerpoTrabajo">El siguiente paso es definir cual es nuestro problema y compararlo con los problemas de carácter general que solucionan los distintos patrones para encontrar que patrón o patrones nos permiten solucionar nuestro problema concreto, para la realización del proyecto hemos encontrado los patrones de fabrica abstracta, fachada y singleton.</text:p>
      <text:list xml:id="list5958990091410698772" text:style-name="L1">
        <text:list-item>
          <text:p text:style-name="P2">Fachada: El problema que pretende solucionar el patrón fachada es que necesitamos enviar las peticiones get de rest a distintas direcciones en función del repositorio que decidamos usar para obtener los datos y estos datos recibidos son también distintos en función del repositorio, es decir para obtener las issues de Github debemos realizar la petición sobre la dirección <text:span text:style-name="T1">“https://api.github.com/repos/{usuario}/{repositorio}/issues”</text:span> en cambio para obtenerlas de Bitbucket debemos utilizar la direccion <text:span text:style-name="T1">“https://bitbucket.org/api/1.0/repositories/{usuario}/{repositorio}/issues”.</text:span><text:span text:style-name="T2"> Pero el usuario no debe tener la necesidad de conocer esta diferencia.</text:span></text:p>
        </text:list-item>
        <text:list-item>
          <text:p text:style-name="P2">Fabrica abstracta: El problema que se pretende solucionar con este patrón es la creacion de la fachada necesaria para realizar las operaciones de forma correcta sobre el repositorio seleccionado.</text:p>
        </text:list-item>
        <text:list-item>
          <text:p text:style-name="P2">Singleton: Este patrón soluciona el problema de crear una única instancia de la fachada necesaria y de la fabrica abstracta para crearla. </text:p>
        </text:list-item>
      </text:list>
      <text:h text:style-name="Heading_20_2" text:outline-level="2">Métricas de medición</text:h>
      <text:p text:style-name="UBUcuerpoTrabajo">{}</text:p>
      <text:h text:style-name="Heading_20_2" text:outline-level="2">Metodologías ágiles</text:h>
      <text:p text:style-name="UBUcuerpoTrabajo">Las metodologías ágiles heredan del manifiesto ágil publicado en febrero de 2001 que aboga por dar mayor valor a los individuos y sus interacciones sobre los procesos y las herramientas, valora el software funcional por encima de la documentación, la colaboración con el cliente sobre la negociación contractual y la respuesta al cambio por encima de la planificación total.</text:p>
      <text:p text:style-name="UBUcuerpoTrabajo">Sobre estos principios recogidos en el manifiesto ágil surgieron varias metodologías basadas en el desarrollo iterativo e incremental, en las cuales los requisitos y soluciones evolucionan en cada iteración mediante la colaboración de equipos auto organizados y multidisciplinarios. El desarrollo se realiza en cortos lapsos de tiempo, iteraciones, que permiten adaptar los requisitos a nuevos eventos externos o internos al desarrollo. Cada iteración tiene su planificación, análisis de requisitos, diseño, implementación, revisión y documentación. El objetivo de cada iteración es <text:soft-page-break/>obtener <text:s/>un prototipo sin errores que cumpla los requisitos que se solicitaban en esa misma iteración. Al final de cada iteración el equipo vuelve a evaluar las prioridades del proyecto.</text:p>
      <text:p text:style-name="UBUcuerpoTrabajo"/>
      <text:p text:style-name="UBUcuerpoTrabajo">Uno de los ejemplos de metodologías ágiles es Scrum:</text:p>
      <text:p text:style-name="UBUcuerpoTrabajo">Scrum divide a los participantes en el desarrollo del producto por medio de varios roles cada uno con unas características, deberes y objetivos:</text:p>
      <text:list xml:id="list6864634109735993846" text:style-name="L2">
        <text:list-item>
          <text:p text:style-name="P3">Product Owner: Este rol representa la voz del cliente. Se asegura de que el equipo trabaje de forma adecuada desde la perspectiva del negocio.</text:p>
        </text:list-item>
        <text:list-item>
          <text:p text:style-name="P3">ScrumMaster: su principal objetivo es solucionar los problemas que impiden alcanzar el objetivo del sprint. Es el que se asegura de que el procreso scrum se utiliza como es debido.</text:p>
        </text:list-item>
        <text:list-item>
          <text:p text:style-name="P3">Equipo de desarrollo: es el responsable de entregar el producto. Formado por entre 3 y 9 personas con habilidades transversales necesarias para realizar el trabajo.</text:p>
        </text:list-item>
      </text:list>
      <text:p text:style-name="UBUcuerpoTrabajo">Scrum también tiene un conjunto de reuniones utilizadas para dirigir el desarrollo:</text:p>
      <text:p text:style-name="UBUcuerpoTrabajo">Daily scrum: se realiza cada día de un sprint, sirve para poner de manifiesta las tareas que esta realizando cada miembro del equipo y declarar si se ha encontrado algún problema para alcanzar los objetivos.</text:p>
      <text:p text:style-name="UBUcuerpoTrabajo"/>
      <text:p text:style-name="UBUcuerpoTrabajo"/>
      <text:p text:style-name="UBUcuerpoTrabajo"/>
      <text:h text:style-name="Heading_20_2" text:outline-level="2">Repositorios de gestión de proyectos</text:h>
      <text:p text:style-name="UBUcuerpoTrabaj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UBUcuerpoTrabajo" style:default-outline-level="1" style:class="text">
      <style:paragraph-properties fo:margin-top="0.42cm" fo:margin-bottom="0.21cm"/>
      <style:text-properties fo:font-size="115%" fo:font-weight="bold" style:font-size-asian="115%" style:font-weight-asian="bold" style:font-size-complex="115%" style:font-weight-complex="bold"/>
    </style:style>
    <style:style style:name="UBUcuerpoTrabajo" style:family="paragraph" style:parent-style-name="Text_20_body" style:class="text">
      <style:paragraph-properties fo:margin="100%" fo:margin-left="0cm" fo:margin-right="0cm" fo:margin-top="0cm" fo:margin-bottom="0cm" fo:text-indent="0.499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style:page-number="auto"/>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3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text>/</number:text>
      <number:month number:textual="true"/>
      <number:text>/</number:text>
      <number:year/>
    </number:date-style>
  </office:automatic-styles>
  <office:master-styles>
    <style:master-page style:name="Standard" style:page-layout-name="Mpm1">
      <style:footer>
        <text:p text:style-name="Footer"><text:file-name text:display="name-and-extension">3_ConceptosTeoricos.odt</text:file-name> v.<text:editing-cycles>14</text:editing-cycles> <text:title/><text:date style:data-style-name="N103" text:date-value="2014-01-27T02:14:17" text:fixed="true">27/ene/14</text:date><text:tab/><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2:16</meta:creation-date>
    <meta:generator>OpenOffice/4.0.1$Win32 OpenOffice.org_project/401m5$Build-9714</meta:generator>
    <dc:date>2015-06-29T23:43:12.13</dc:date>
    <dc:creator>David Blanco Alonso</dc:creator>
    <meta:editing-duration>P1DT20H16M19S</meta:editing-duration>
    <meta:editing-cycles>14</meta:editing-cycles>
    <meta:document-statistic meta:table-count="0" meta:image-count="0" meta:object-count="0" meta:page-count="2" meta:paragraph-count="24" meta:word-count="735" meta:character-count="4892"/>
  </office:meta>
</office:document-meta>
</file>